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FLO-0209</text:p>
          </table:table-cell>
          <table:table-cell office:value-type="string" calcext:value-type="string">
            <text:p>2022-12-0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892" calcext:value-type="float">
            <text:p>48.5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209</text:p>
          </table:table-cell>
          <table:table-cell office:value-type="string" calcext:value-type="string">
            <text:p>2020-01-06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1136" calcext:value-type="float">
            <text:p>47.9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209</text:p>
          </table:table-cell>
          <table:table-cell office:value-type="string" calcext:value-type="string">
            <text:p>2014-11-18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036" calcext:value-type="float">
            <text:p>48.6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209</text:p>
          </table:table-cell>
          <table:table-cell office:value-type="string" calcext:value-type="string">
            <text:p>2011-11-17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1432" calcext:value-type="float">
            <text:p>54.8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209</text:p>
          </table:table-cell>
          <table:table-cell office:value-type="string" calcext:value-type="string">
            <text:p>2004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209</text:p>
          </table:table-cell>
          <table:table-cell office:value-type="string" calcext:value-type="string">
            <text:p>1996-11-18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4648" calcext:value-type="float">
            <text:p>62.33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